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officeooo:rsid="0002eb7a" officeooo:paragraph-rsid="0002eb7a"/>
    </style:style>
    <style:style style:name="P2" style:family="paragraph" style:parent-style-name="Standard">
      <style:text-properties style:text-underline-style="none" officeooo:rsid="00047248" officeooo:paragraph-rsid="00047248"/>
    </style:style>
    <style:style style:name="P3" style:family="paragraph" style:parent-style-name="Standard">
      <style:text-properties style:text-underline-style="none" officeooo:rsid="00058d0b" officeooo:paragraph-rsid="00058d0b"/>
    </style:style>
    <style:style style:name="P4" style:family="paragraph" style:parent-style-name="Standard">
      <style:text-properties style:text-underline-style="none" officeooo:rsid="0006d4d4" officeooo:paragraph-rsid="0006d4d4"/>
    </style:style>
    <style:style style:name="P5" style:family="paragraph" style:parent-style-name="Standard">
      <style:text-properties style:text-underline-style="none" officeooo:rsid="00085c5f" officeooo:paragraph-rsid="00085c5f"/>
    </style:style>
    <style:style style:name="P6" style:family="paragraph" style:parent-style-name="Standard">
      <style:text-properties style:text-underline-style="none" fo:font-weight="normal" officeooo:rsid="00047248" officeooo:paragraph-rsid="00047248" style:font-weight-asian="normal" style:font-weight-complex="normal"/>
    </style:style>
    <style:style style:name="P7" style:family="paragraph" style:parent-style-name="Standard">
      <style:text-properties style:text-underline-style="none" fo:font-weight="normal" officeooo:rsid="00085c5f" officeooo:paragraph-rsid="00085c5f" style:font-weight-asian="normal" style:font-weight-complex="normal"/>
    </style:style>
    <style:style style:name="P8" style:family="paragraph" style:parent-style-name="Standard">
      <style:text-properties style:text-underline-style="none" officeooo:rsid="000cad84" officeooo:paragraph-rsid="000cad84"/>
    </style:style>
    <style:style style:name="P9" style:family="paragraph" style:parent-style-name="Standard">
      <style:text-properties style:text-underline-style="none" officeooo:rsid="000da52c" officeooo:paragraph-rsid="000da52c"/>
    </style:style>
    <style:style style:name="P10" style:family="paragraph" style:parent-style-name="Standard">
      <style:text-properties style:text-underline-style="none" officeooo:rsid="000e52d3" officeooo:paragraph-rsid="000e52d3"/>
    </style:style>
    <style:style style:name="P11" style:family="paragraph" style:parent-style-name="Standard">
      <style:text-properties style:text-underline-style="none" officeooo:rsid="000f592a" officeooo:paragraph-rsid="000f592a"/>
    </style:style>
    <style:style style:name="P12" style:family="paragraph" style:parent-style-name="Standard">
      <style:text-properties style:text-underline-style="none" officeooo:rsid="0019bce3" officeooo:paragraph-rsid="0019bce3"/>
    </style:style>
    <style:style style:name="P13" style:family="paragraph" style:parent-style-name="Standard">
      <style:text-properties style:text-underline-style="none" officeooo:rsid="001a3262" officeooo:paragraph-rsid="001a3262"/>
    </style:style>
    <style:style style:name="P14" style:family="paragraph" style:parent-style-name="Standard">
      <style:text-properties style:text-underline-style="solid" style:text-underline-width="auto" style:text-underline-color="font-color" fo:font-weight="bold" officeooo:rsid="0002eb7a" officeooo:paragraph-rsid="0002eb7a"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85c5f" officeooo:paragraph-rsid="00085c5f" style:font-weight-asian="bold" style:font-weight-complex="bold"/>
    </style:style>
    <style:style style:name="P16" style:family="paragraph" style:parent-style-name="Standard">
      <style:text-properties fo:font-size="13pt" style:text-underline-style="solid" style:text-underline-width="auto" style:text-underline-color="font-color" officeooo:rsid="0002eb7a" officeooo:paragraph-rsid="0002eb7a" style:font-size-asian="13pt" style:font-size-complex="13pt"/>
    </style:style>
    <style:style style:name="P17" style:family="paragraph" style:parent-style-name="Standard">
      <style:text-properties fo:font-size="13pt" style:text-underline-style="solid" style:text-underline-width="auto" style:text-underline-color="font-color" officeooo:rsid="0006d4d4" officeooo:paragraph-rsid="0006d4d4" style:font-size-asian="13pt" style:font-size-complex="13pt"/>
    </style:style>
    <style:style style:name="P18" style:family="paragraph" style:parent-style-name="Standard">
      <style:text-properties fo:font-size="13pt" style:text-underline-style="solid" style:text-underline-width="auto" style:text-underline-color="font-color" officeooo:rsid="00085c5f" officeooo:paragraph-rsid="00085c5f" style:font-size-asian="13pt" style:font-size-complex="13pt"/>
    </style:style>
    <style:style style:name="P19" style:family="paragraph" style:parent-style-name="Standard">
      <style:text-properties fo:font-size="13pt" style:text-underline-style="solid" style:text-underline-width="auto" style:text-underline-color="font-color" officeooo:rsid="000a116d" officeooo:paragraph-rsid="000a116d" style:font-size-asian="13pt" style:font-size-complex="13pt"/>
    </style:style>
    <style:style style:name="P20" style:family="paragraph" style:parent-style-name="Standard">
      <style:text-properties fo:font-size="13pt" style:text-underline-style="solid" style:text-underline-width="auto" style:text-underline-color="font-color" officeooo:rsid="00168658" officeooo:paragraph-rsid="00168658" style:font-size-asian="13pt" style:font-size-complex="13pt"/>
    </style:style>
    <style:style style:name="P21" style:family="paragraph" style:parent-style-name="Standard">
      <style:text-properties fo:font-size="13pt" style:text-underline-style="solid" style:text-underline-width="auto" style:text-underline-color="font-color" fo:font-weight="normal" officeooo:rsid="00085c5f" officeooo:paragraph-rsid="00085c5f" style:font-size-asian="13pt" style:font-weight-asian="normal" style:font-size-complex="13pt" style:font-weight-complex="normal"/>
    </style:style>
    <style:style style:name="P22" style:family="paragraph" style:parent-style-name="Standard">
      <style:text-properties fo:font-size="13pt" style:text-underline-style="solid" style:text-underline-width="auto" style:text-underline-color="font-color" officeooo:rsid="00109d90" officeooo:paragraph-rsid="00109d90" style:font-size-asian="11.3500003814697pt" style:font-size-complex="13pt"/>
    </style:style>
    <style:style style:name="P23" style:family="paragraph" style:parent-style-name="Standard">
      <style:text-properties fo:font-size="13pt" style:text-underline-style="solid" style:text-underline-width="auto" style:text-underline-color="font-color" officeooo:rsid="00149dda" officeooo:paragraph-rsid="00149dda" style:font-size-asian="11.3500003814697pt" style:font-size-complex="13pt"/>
    </style:style>
    <style:style style:name="P24" style:family="paragraph" style:parent-style-name="Standard">
      <style:text-properties fo:font-size="13pt" style:text-underline-style="solid" style:text-underline-width="auto" style:text-underline-color="font-color" officeooo:rsid="001863b5" officeooo:paragraph-rsid="001863b5" style:font-size-asian="11.3500003814697pt" style:font-size-complex="13pt"/>
    </style:style>
    <style:style style:name="P25" style:family="paragraph" style:parent-style-name="Standard">
      <style:text-properties fo:font-size="13pt" style:text-underline-style="solid" style:text-underline-width="auto" style:text-underline-color="font-color" officeooo:rsid="0019bce3" officeooo:paragraph-rsid="0019bce3" style:font-size-asian="11.3500003814697pt" style:font-size-complex="13pt"/>
    </style:style>
    <style:style style:name="P26" style:family="paragraph" style:parent-style-name="Standard">
      <style:text-properties officeooo:paragraph-rsid="0002eb7a"/>
    </style:style>
    <style:style style:name="P27" style:family="paragraph" style:parent-style-name="Standard">
      <style:text-properties fo:font-size="12pt" style:text-underline-style="none" officeooo:rsid="0006d4d4" officeooo:paragraph-rsid="0006d4d4" style:font-size-asian="10.5pt" style:font-size-complex="12pt"/>
    </style:style>
    <style:style style:name="P28" style:family="paragraph" style:parent-style-name="Standard">
      <style:text-properties fo:font-size="12pt" style:text-underline-style="none" officeooo:rsid="000a116d" officeooo:paragraph-rsid="000a116d" style:font-size-asian="10.5pt" style:font-size-complex="12pt"/>
    </style:style>
    <style:style style:name="P29" style:family="paragraph" style:parent-style-name="Standard">
      <style:text-properties fo:font-size="12pt" style:text-underline-style="none" officeooo:rsid="00109d90" officeooo:paragraph-rsid="00109d90" style:font-size-asian="10.5pt" style:font-size-complex="12pt"/>
    </style:style>
    <style:style style:name="P30" style:family="paragraph" style:parent-style-name="Standard">
      <style:text-properties fo:font-size="12pt" style:text-underline-style="none" officeooo:rsid="001221be" officeooo:paragraph-rsid="001221be" style:font-size-asian="10.5pt" style:font-size-complex="12pt"/>
    </style:style>
    <style:style style:name="P31" style:family="paragraph" style:parent-style-name="Standard">
      <style:text-properties fo:font-size="12pt" style:text-underline-style="none" officeooo:rsid="001380ab" officeooo:paragraph-rsid="001380ab" style:font-size-asian="10.5pt" style:font-size-complex="12pt"/>
    </style:style>
    <style:style style:name="P32" style:family="paragraph" style:parent-style-name="Standard">
      <style:text-properties fo:font-size="12pt" style:text-underline-style="none" officeooo:rsid="00149dda" officeooo:paragraph-rsid="00149dda" style:font-size-asian="10.5pt" style:font-size-complex="12pt"/>
    </style:style>
    <style:style style:name="P33" style:family="paragraph" style:parent-style-name="Standard">
      <style:text-properties fo:font-size="12pt" style:text-underline-style="none" officeooo:rsid="00168658" officeooo:paragraph-rsid="00168658" style:font-size-asian="10.5pt" style:font-size-complex="12pt"/>
    </style:style>
    <style:style style:name="P34" style:family="paragraph" style:parent-style-name="Standard">
      <style:text-properties fo:font-size="12pt" style:text-underline-style="none" officeooo:rsid="0017055e" officeooo:paragraph-rsid="0017055e" style:font-size-asian="10.5pt" style:font-size-complex="12pt"/>
    </style:style>
    <style:style style:name="P35" style:family="paragraph" style:parent-style-name="Standard">
      <style:text-properties fo:font-size="12pt" style:text-underline-style="none" officeooo:rsid="001863b5" officeooo:paragraph-rsid="001863b5" style:font-size-asian="10.5pt" style:font-size-complex="12pt"/>
    </style:style>
    <style:style style:name="P36" style:family="paragraph" style:parent-style-name="Standard">
      <style:text-properties fo:font-size="12pt" style:text-underline-style="none" officeooo:rsid="0019bce3" officeooo:paragraph-rsid="0019bce3" style:font-size-asian="10.5pt" style:font-size-complex="12pt"/>
    </style:style>
    <style:style style:name="P37" style:family="paragraph" style:parent-style-name="Standard">
      <style:text-properties fo:font-size="12pt" style:text-underline-style="none" fo:font-weight="bold" officeooo:rsid="0006d4d4" officeooo:paragraph-rsid="0006d4d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officeooo:rsid="000a116d" officeooo:paragraph-rsid="000a116d" style:font-size-asian="10.5pt" style:font-size-complex="12pt"/>
    </style:style>
    <style:style style:name="P39" style:family="paragraph" style:parent-style-name="Standard">
      <style:text-properties fo:font-size="12pt" style:text-underline-style="solid" style:text-underline-width="auto" style:text-underline-color="font-color" officeooo:rsid="001863b5" officeooo:paragraph-rsid="001863b5" style:font-size-asian="10.5pt" style:font-size-complex="12pt"/>
    </style:style>
    <style:style style:name="P40" style:family="paragraph" style:parent-style-name="Standard">
      <style:text-properties style:font-name="Liberation Serif1" fo:font-size="12pt" style:text-underline-style="none" fo:font-weight="normal" officeooo:rsid="0006d4d4" officeooo:paragraph-rsid="0006d4d4" style:font-size-asian="10.5pt" style:font-weight-asian="normal" style:font-size-complex="12pt" style:font-weight-complex="normal"/>
    </style:style>
    <style:style style:name="P41" style:family="paragraph" style:parent-style-name="Standard">
      <style:text-properties style:font-name="Liberation Serif1" fo:font-size="12pt" style:text-underline-style="none" fo:font-weight="bold" officeooo:rsid="0006d4d4" officeooo:paragraph-rsid="0006d4d4" style:font-size-asian="10.5pt" style:font-weight-asian="bold" style:font-size-complex="12pt" style:font-weight-complex="bold"/>
    </style:style>
    <style:style style:name="P42" style:family="paragraph" style:parent-style-name="Standard">
      <style:text-properties style:font-name="Liberation Serif1" fo:font-size="13pt" style:text-underline-style="solid" style:text-underline-width="auto" style:text-underline-color="font-color" fo:font-weight="normal" officeooo:rsid="0006d4d4" officeooo:paragraph-rsid="0006d4d4" style:font-size-asian="13pt" style:font-weight-asian="normal" style:font-size-complex="13pt" style:font-weight-complex="normal"/>
    </style:style>
    <style:style style:name="P43" style:family="paragraph" style:parent-style-name="Standard">
      <style:text-properties style:font-name="Liberation Serif1" fo:font-size="13pt" style:text-underline-style="none" fo:font-weight="bold" officeooo:rsid="0006d4d4" officeooo:paragraph-rsid="0006d4d4" style:font-size-asian="13pt" style:font-weight-asian="bold" style:font-size-complex="13pt"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2eb7a"/>
    </style:style>
    <style:style style:name="T5" style:family="text">
      <style:text-properties style:text-underline-style="solid" style:text-underline-width="auto" style:text-underline-color="font-color" officeooo:rsid="00047248"/>
    </style:style>
    <style:style style:name="T6" style:family="text">
      <style:text-properties style:text-underline-style="none" officeooo:rsid="0002eb7a"/>
    </style:style>
    <style:style style:name="T7" style:family="text">
      <style:text-properties style:text-underline-style="none" officeooo:rsid="00058d0b"/>
    </style:style>
    <style:style style:name="T8" style:family="text">
      <style:text-properties style:font-name="Liberation Serif1"/>
    </style:style>
    <style:style style:name="T9" style:family="text">
      <style:text-properties style:font-name="Liberation Serif1" fo:font-weight="normal" style:font-weight-asian="normal" style:font-weight-complex="normal"/>
    </style:style>
    <style:style style:name="T10" style:family="text">
      <style:text-properties officeooo:rsid="000a116d"/>
    </style:style>
    <style:style style:name="T11" style:family="text">
      <style:text-properties officeooo:rsid="000da52c"/>
    </style:style>
    <style:style style:name="T12" style:family="text">
      <style:text-properties officeooo:rsid="000e52d3"/>
    </style:style>
    <style:style style:name="T13" style:family="text">
      <style:text-properties officeooo:rsid="00109d90"/>
    </style:style>
    <style:style style:name="T14" style:family="text">
      <style:text-properties officeooo:rsid="0010e12f"/>
    </style:style>
    <style:style style:name="T15" style:family="text">
      <style:text-properties officeooo:rsid="0017055e"/>
    </style:style>
    <style:style style:name="T16" style:family="text">
      <style:text-properties officeooo:rsid="001af2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ma 6: Política fiscal: El enfoque Keynesiano sobre la intervención del estado en la economía</text:p>
      <text:p text:style-name="P1"/>
      <text:p text:style-name="P16">Ideas principales:</text:p>
      <text:p text:style-name="P1"/>
      <text:p text:style-name="P26"><text:span text:style-name="T6">-</text:span><text:span text:style-name="T4">La ley de Say no se cumple</text:span><text:span text:style-name="T6">. </text:span><text:span text:style-name="T7">El equilibrio no se da con plena ocupación</text:span><text:span text:style-name="T6">. La economía puede estar en equilibrio sin necesidad del uso de los recursos productivos. </text:span><text:span text:style-name="T4">No todas las economías de mercado tenderán a moverse hacia la plena ocupación.</text:span></text:p>
      <text:p text:style-name="P1"/>
      <text:p text:style-name="P1">-<text:span text:style-name="T3">La economía es altamente inestable (fluctúa)</text:span>, la plena ocupación es transitoria.</text:p>
      <text:p text:style-name="P1"/>
      <text:p text:style-name="P1">-<text:span text:style-name="T3">El Estado tiene la capacidad de controlar la D</text:span><text:span text:style-name="T5">A</text:span><text:span text:style-name="T3">g a través de la política fiscal</text:span> (bajar impuestos o aumentando el Gasto Público), para resolver el problema del paro.</text:p>
      <text:p text:style-name="P1"/>
      <text:p text:style-name="P14">Si el Sector Público/empresas… compran, los empresarios suben la producción→sube PIB y ocupación.</text:p>
      <text:p text:style-name="P1"/>
      <text:p text:style-name="P16">Ideas keynesianas:</text:p>
      <text:p text:style-name="P1"/>
      <text:p text:style-name="P3">Curva de Oferta Agregada Keynesiana: Parábola pa arriba, 3 tramos: Keynesiano (horizontal), intermedio (se empieza a ir pa arriba), clásico (vertical).</text:p>
      <text:p text:style-name="P3"/>
      <text:p text:style-name="P3">Tramo Keynesiano: Habiendo un paro masivo, si se incrementa la Dag, se aumenta el PIB.</text:p>
      <text:p text:style-name="P3">Tramo intermedio: Llegados a la plena ocupación, cualquier aumento posterior de la Dag conduciría a inflación.</text:p>
      <text:p text:style-name="P4">Tramo clásico: Sucede el aumento de precios</text:p>
      <text:p text:style-name="P4"/>
      <text:p text:style-name="P4">Keynes idea la fórmula de DAG = C+I+G+(X-M)</text:p>
      <text:p text:style-name="P4"/>
      <text:p text:style-name="P17">Propensión marginal al consumo</text:p>
      <text:p text:style-name="P27">Cuando la renta de los consumidores aumenta, éstos gastan más. Se mide mediante la PmaC.</text:p>
      <text:p text:style-name="P27">Mide la variación del consumo ante variaciones de renta.</text:p>
      <text:p text:style-name="P27"/>
      <text:p text:style-name="P37">PmaC = <text:span text:style-name="T8">ΔC/ΔRD</text:span><text:span text:style-name="T9"> (RD = Renta disponible). </text:span></text:p>
      <text:p text:style-name="P40">Por cada euro aumentado, un consumidor gasta 0,8€ .</text:p>
      <text:p text:style-name="P40"/>
      <text:p text:style-name="P42">Propensión marginal al ahorro</text:p>
      <text:p text:style-name="P40">Mide cuánto aumenta el ahorro respecto al aumento de la renta disponible.</text:p>
      <text:p text:style-name="P40"/>
      <text:p text:style-name="P41">PmaA = ΔS/ΔRD (S = ahorro)</text:p>
      <text:p text:style-name="P41"/>
      <text:p text:style-name="P43">PmaC + PmaS = 1</text:p>
      <text:p text:style-name="P1"/>
      <text:p text:style-name="P2"/>
      <text:p text:style-name="P18">El multiplicador</text:p>
      <text:p text:style-name="P5">Keynes muestra que gracias al estímulo del consumo, invirtiendo un cierto capital se puede llegar a producir más. Si PmaC = 0.8, si inviertes 100.000M€ se puede aumentar en 5 ese valor en el producto nacional.</text:p>
      <text:p text:style-name="P5"/>
      <text:p text:style-name="P15">Efecto multiplicador de inversión = 100*(1/PmaS) = 100*(1/1-PmaC)</text:p>
      <text:p text:style-name="P6"/>
      <text:p text:style-name="P7"><text:soft-page-break/>Nota: Se tienen que tener en cuenta los impuestos y las importaciones. Los multiplicadores dependen en gran parte de otras economías.</text:p>
      <text:p text:style-name="P7"/>
      <text:p text:style-name="P21">La importancia de la administración pública</text:p>
      <text:p text:style-name="P5">Segun Keynes, el mercado tiende a ser inestable (hay recesiones e inflación), y la plena ocupación es transitoria. Si la Dag es muy pequeña hay paro, y si es demasiado grande hay inflación.</text:p>
      <text:p text:style-name="P5"/>
      <text:p text:style-name="P5">La solución es que la administración pública haga variar la Dag mediante la política fiscal:</text:p>
      <text:p text:style-name="P5">Compra de b<text:span text:style-name="T10">ienes y servicios (++G, efecto multiplicador) </text:span><text:s/>y cambios del tipo impositivo <text:span text:style-name="T10">(variación del consumo)</text:span>.</text:p>
      <text:p text:style-name="P5"/>
      <text:p text:style-name="P19">Los políticos prefieren subir/bajar impuestos antes que subir el gasto público</text:p>
      <text:p text:style-name="P28"/>
      <text:p text:style-name="P28">Bajar impuestos es más popular que aumentar el gasto público (gusta más)</text:p>
      <text:p text:style-name="P28">El efecto de bajar los impuestos es más inmediato.</text:p>
      <text:p text:style-name="P28">La bajada de impuestos se puede revertir. El gasto público, una vez hecho, no se puede cambiar.</text:p>
      <text:p text:style-name="P28"/>
      <text:p text:style-name="P28">Pero para ESTIMULAR LA Dag ES MÁS EFECTIVO AUMENTAR G ANTES QUE VARIAR T </text:p>
      <text:p text:style-name="P28">(Los impuestos tienen en cuenta las PmaC y PmaS, así que no son exactamente lo mismo que aumentar G).</text:p>
      <text:p text:style-name="P28"/>
      <text:p text:style-name="P38">Cómo debería funcionar la política fiscal según Keynes?</text:p>
      <text:p text:style-name="P8">La recaudación (T) debería ir subiendo pero el gasto público (G) debería mantenerse.</text:p>
      <text:p text:style-name="P8">Si T = G, es el momento de equilibrio. Si T &lt; G, estamos en <text:span text:style-name="T3">déficit público</text:span>, y <text:s/><text:span text:style-name="T11">significa que estamos en una recesión y el efecto multiplicador estimula la DAg. S</text:span>i T &gt; G, estamos en <text:span text:style-name="T3">superávit púbico</text:span>, <text:span text:style-name="T11">y significa que hay euforia inflacionista (Dag excesiva)</text:span>.</text:p>
      <text:p text:style-name="P8"/>
      <text:p text:style-name="P9">Si el producto nacional aumenta, los presupuestos del estado tienden al superávit. La renta disponible disminuye así como el consumo. <text:span text:style-name="T12">Si hay recesiones, los presupuestos tienden al déficit. Ésto alivia la recesión, ya que el consumo y la renta disponible se mantienen altos.</text:span></text:p>
      <text:p text:style-name="P9"/>
      <text:p text:style-name="P10">Estabilizador económico: Mecanismo que reduce la intensidad de las recesiones y de las expansiones de la demanda sin haber cambios en la política económica. Los propios impuestos también actúan como estabilizadores.</text:p>
      <text:p text:style-name="P10"/>
      <text:p text:style-name="P11">Si se intentan equilibrar los presupuestos en una situación de recesión, es peor. Si reducimos el gasto público se pierde el efecto multiplicador, y si aumentamos los impuestos, las rentas disminuyen y decrece el consumo. <text:span text:style-name="T13">Si la Dag se corresponde con el equilibrio del pleno empleo, entonces es bueno que el presupuesto esté equilibrado.</text:span></text:p>
      <text:p text:style-name="P11"/>
      <text:p text:style-name="P22">Modelo simple Keynesiano</text:p>
      <text:p text:style-name="P29">Modelo circular de la renta según Keynes:</text:p>
      <text:p text:style-name="P29">- Las familias proporcionan los recursos (Tierras, Capital, Trabajo…) a las empresas para que fabriquen bienes y servicios. A cambio, las empresas pagan a las familias (salarios, beneficios, alquileres).</text:p>
      <text:p text:style-name="P29">- Con el dinero que reciben de las empresas, les demandan bienes y servicios para consumirlos.</text:p>
      <text:p text:style-name="P29"/>
      <text:p text:style-name="P29">Este es el flujo circular de la renta simple. <text:span text:style-name="T14">Lo que pasa es que no tiene en cuenta ni el ahorro ni la inversión, que pueden hacer variar el flujo. Dinero irá de las familias a sus cuentas de ahorro y no a las empresas, y la inversión a las empresas no provendrá de las familias.</text:span></text:p>
      <text:p text:style-name="P30">Si ahorro = inversión, continua el equilibrio.</text:p>
      <text:p text:style-name="P30">Si ahorro &gt; inversión → Economía en recesión, paro.</text:p>
      <text:p text:style-name="P30"><text:soft-page-break/>Si ahorro &lt; inversión → Economía en fase de crecimiento.</text:p>
      <text:p text:style-name="P31">Los bancos juegan un papel muy importante, ya que cogen el dinero ahorrado y lo invierten a través de créditos.</text:p>
      <text:p text:style-name="P31"/>
      <text:p text:style-name="P23">Modelo complejo Keynesiano</text:p>
      <text:p text:style-name="P32">Más variables en las comparaciones:</text:p>
      <text:p text:style-name="P32">S+T &gt; I+G → Recesión y paro</text:p>
      <text:p text:style-name="P32">S+T&lt;I+G → Crecimiento</text:p>
      <text:p text:style-name="P32">S+T = I+G → Equilibrio</text:p>
      <text:p text:style-name="P32"/>
      <text:p text:style-name="P20">Dudas clásicas política fiscal:</text:p>
      <text:p text:style-name="P33"/>
      <text:p text:style-name="P33">“Crowding out” → Efecto expulsión: Cuando ante una recesión se aumenta G o se disminuye T (Déficit presupuestario), provoca una caída de la demanda de inversión (I). <text:span text:style-name="T16">La deuda pública desvía la inversión del sector privado porque tiene mayor rendimiento. </text:span></text:p>
      <text:p text:style-name="P33"/>
      <text:p text:style-name="P33">“Efecto Titanic” → Retrasos: Prever dónde estará la economía cuando se produzca el ajuste. Ej: Timear mal políticas fiscales expansivas provoca inflación. La inflación no responde con la misma rapidez de la caída de la Dag.</text:p>
      <text:p text:style-name="P33"/>
      <text:p text:style-name="P33">Agravación del déficit comercial: Las políticas fiscales que provoquen la emisión de deuda pública, aumenta M o disminuye X?</text:p>
      <text:p text:style-name="P33"/>
      <text:p text:style-name="P33">PmaC no es constante.</text:p>
      <text:p text:style-name="P33"/>
      <text:p text:style-name="P20">Ideas fundamentales</text:p>
      <text:p text:style-name="P33">Política fiscal expansiva:</text:p>
      <text:p text:style-name="P33">1. Ocurre recesión</text:p>
      <text:p text:style-name="P33">2. Dag baja, paro elevado</text:p>
      <text:p text:style-name="P33"><text:span text:style-name="T15">3. </text:span><text:s/>Aumentar G o disminuir T</text:p>
      <text:p text:style-name="P33"/>
      <text:p text:style-name="P34">Política fiscal restrictiva:</text:p>
      <text:p text:style-name="P34">1. Dag excesiva</text:p>
      <text:p text:style-name="P34">2. Inflación</text:p>
      <text:p text:style-name="P34">3. Disminuir G o aumentar T</text:p>
      <text:p text:style-name="P34"/>
      <text:p text:style-name="P34">Equilibrio de los presupuestos:</text:p>
      <text:p text:style-name="P35">1. Recesión</text:p>
      <text:p text:style-name="P35">2. Presupuesto tiende al equilibrio</text:p>
      <text:p text:style-name="P35">3. Reducimos G y aumentamos T</text:p>
      <text:p text:style-name="P35">4. Empeora la recesión</text:p>
      <text:p text:style-name="P35"/>
      <text:p text:style-name="P39">Activos emitidos por el Tesoro Público:</text:p>
      <text:p text:style-name="P35">Letras (3-6 meses hasta 1 año) por 6k€</text:p>
      <text:p text:style-name="P35">Bonos(3-5 años)</text:p>
      <text:p text:style-name="P35">Obligaciones(10-30 años)</text:p>
      <text:p text:style-name="P35"/>
      <text:p text:style-name="P24">Solución a la estanflación</text:p>
      <text:p text:style-name="P35">La estanflación es una inflación de costes, por lo tanto una inflación de oferta. La solución es estimular la oferta (aumentar oferta o reducir costes). No se recomienda estimular la demanda porque empeoraría la situación.</text:p>
      <text:p text:style-name="P35"/>
      <text:p text:style-name="P35"><text:soft-page-break/></text:p>
      <text:p text:style-name="P39">Posibles medidas:</text:p>
      <text:p text:style-name="P35">1. Liberalizar sectores para que entre la competencia (más eficientes).</text:p>
      <text:p text:style-name="P35">2. Privatizar empresas o bancos para que sus productos puedan ser distribuidos de forma eficiente.</text:p>
      <text:p text:style-name="P35">3. Invertir en educación e incentivar los puestos de trabajo obsoletos con formación.</text:p>
      <text:p text:style-name="P35">4. Fomentar espíritu empresarial (riesgo, fomento del espíritu empresarial en universidades...).</text:p>
      <text:p text:style-name="P35">5. Reducir costes financieros (tipos de interés).</text:p>
      <text:p text:style-name="P35">6. Reducir salarios o beneficios de las grandes empresas,</text:p>
      <text:p text:style-name="P35">7. Flexibilizar mercado laboral.</text:p>
      <text:p text:style-name="P35">8. Incentivar la reinversión de beneficios en empresas.</text:p>
      <text:p text:style-name="P35">9. Crear consultas de nuevos mercados para las empresas.</text:p>
      <text:p text:style-name="P35">8. Fomentar reciclaje.</text:p>
      <text:p text:style-name="P35">9. Subvencionar sectores estratégicos.</text:p>
      <text:p text:style-name="P35">10. Invertir en energías renovables</text:p>
      <text:p text:style-name="P35">11. Fomentar I+D</text:p>
      <text:p text:style-name="P35">12. Auspiciar eventos mundiales para atraer inversión extranjera.</text:p>
      <text:p text:style-name="P35"/>
      <text:p text:style-name="P25">La curva de Phillips</text:p>
      <text:p text:style-name="P36">Cómo coexisten inflación y paro?</text:p>
      <text:p text:style-name="P36">Años 30: Controlar Dag</text:p>
      <text:p text:style-name="P36">Años 70: Estudio de la Sag (Oferta agregada)</text:p>
      <text:p text:style-name="P8"/>
      <text:p text:style-name="P12">Estudio de la oferta agregada: Curva de oferta agregada Keynesiana.</text:p>
      <text:p text:style-name="P12">Se parte de una depresión. Un aumento de la Dag provocará un aumento de la producción. Los precios permanecerán estables. Una vez alcanzado el pleno empleo, si se sigue aumentando la Dag se provocará una inflación.</text:p>
      <text:p text:style-name="P12"/>
      <text:p text:style-name="P12">Esta visión no es real, y no se corresponde con los hechos que han sucedido décadas ha.</text:p>
      <text:p text:style-name="P12"/>
      <text:p text:style-name="P12">Idea alternativa → Curva de Phillips</text:p>
      <text:p text:style-name="P13">Cuando hay paro masivo, las empresas reducen su producción. Si se aumenta la Dag, se aumentaría la producción otra vez pero no los precios, ya que perdería competitividad. Una vez con el 100% de plantilla, se aumentan los precios para aumentar los beneficios.</text:p>
      <text:p text:style-name="P13"/>
      <text:p text:style-name="P13">Escoger entre poca inflación y paro masivo o mucha inflación y poco paro. En EEUU JFK intentó reducir el paro sin aumentar la inflación pero no lo consiguió. Esto provocó ESTANFLACIÓN.</text:p>
      <text:p text:style-name="P8"/>
      <text:p text:style-name="P8"/>
      <text:p text:style-name="P2">La derivada de la inversión respecto a la renta actual es 0 (variable independiente)</text:p>
      <text:p text:style-name="P2">(se le llama expectativa de los empresarios)</text:p>
      <text:p text:style-name="P2">C = c<text:span text:style-name="T1">0</text:span><text:span text:style-name="T2">+C’y</text:span></text:p>
      <text:p text:style-name="P2"><text:span text:style-name="T2">DAg = c</text:span><text:span text:style-name="T1">0</text:span><text:span text:style-name="T2">+c’y+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7:10:42.082128068</meta:creation-date>
    <meta:generator>LibreOffice/6.4.6.2$Linux_X86_64 LibreOffice_project/40$Build-2</meta:generator>
    <dc:date>2021-04-08T16:44:26.689336063</dc:date>
    <meta:editing-duration>PT4H20M22S</meta:editing-duration>
    <meta:editing-cycles>9</meta:editing-cycles>
    <meta:document-statistic meta:table-count="0" meta:image-count="0" meta:object-count="0" meta:page-count="4" meta:paragraph-count="109" meta:word-count="1362" meta:character-count="8391" meta:non-whitespace-character-count="7132"/>
  </office:meta>
</office:document-meta>
</file>